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pecies</text:p>
          </table:table-cell>
          <table:table-cell table:style-name="ce1" office:value-type="string" calcext:value-type="string">
            <text:p>Conc</text:p>
          </table:table-cell>
          <table:table-cell table:style-name="ce1" office:value-type="string" calcext:value-type="string">
            <text:p>Mw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q Val W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+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[.B3]/[.C3]*[.D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g+2</text:p>
          </table:table-cell>
          <table:table-cell office:value-type="float" office:value="80" calcext:value-type="float">
            <text:p>80</text:p>
          </table:table-cell>
          <table:table-cell office:value-type="float" office:value="24.3" calcext:value-type="float">
            <text:p>24.3</text:p>
          </table:table-cell>
          <table:table-cell office:value-type="float" office:value="2" calcext:value-type="float">
            <text:p>2</text:p>
          </table:table-cell>
          <table:table-cell table:formula="of:=[.B4]/[.C4]*[.D4]" office:value-type="float" office:value="6.5843621399177" calcext:value-type="float">
            <text:p>6.5843621399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+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B5]/[.C5]*[.D5]" office:value-type="float" office:value="1.08695652173913" calcext:value-type="float">
            <text:p>1.086956521739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CO3-</text:p>
          </table:table-cell>
          <table:table-cell office:value-type="float" office:value="300" calcext:value-type="float">
            <text:p>30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[.B6]/[.C6]*[.D6]" office:value-type="float" office:value="4.91803278688525" calcext:value-type="float">
            <text:p>4.91803278688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4-2</text:p>
          </table:table-cell>
          <table:table-cell office:value-type="float" office:value="300" calcext:value-type="float">
            <text:p>30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formula="of:=[.B7]/[.C7]*[.D7]" office:value-type="float" office:value="6.25" calcext:value-type="float">
            <text:p>6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-1</text:p>
          </table:table-cell>
          <table:table-cell office:value-type="float" office:value="36" calcext:value-type="float">
            <text:p>36</text:p>
          </table:table-cell>
          <table:table-cell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formula="of:=[.B8]/[.C8]*[.D8]" office:value-type="float" office:value="1.01408450704225" calcext:value-type="float">
            <text:p>1.01408450704225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Left Ca</text:p>
          </table:table-cell>
          <table:table-cell table:style-name="ce1" office:value-type="string" calcext:value-type="string">
            <text:p>Left Mg</text:p>
          </table:table-cell>
          <table:table-cell table:style-name="ce1" office:value-type="string" calcext:value-type="string">
            <text:p>Left C</text:p>
          </table:table-cell>
          <table:table-cell table:style-name="ce1" office:value-type="string" calcext:value-type="string">
            <text:p>Left NC</text:p>
          </table:table-cell>
          <table:table-cell/>
          <table:table-cell office:value-type="string" calcext:value-type="string">
            <text:p>Lime</text:p>
          </table:table-cell>
          <table:table-cell office:value-type="string" calcext:value-type="string">
            <text:p>Soda</text:p>
          </table:table-cell>
        </table:table-row>
        <table:table-row table:style-name="ro1">
          <table:table-cell/>
          <table:table-cell table:style-name="ce1"/>
          <table:table-cell table:style-name="ce1" table:formula="of:=[.$E$3]" office:value-type="float" office:value="5" calcext:value-type="float">
            <text:p>5</text:p>
          </table:table-cell>
          <table:table-cell table:style-name="ce1" table:formula="of:=[.$E$4]" office:value-type="float" office:value="6.5843621399177" calcext:value-type="float">
            <text:p>6.5843621399177</text:p>
          </table:table-cell>
          <table:table-cell table:style-name="ce1" table:formula="of:=[.$E$6]" office:value-type="float" office:value="4.91803278688525" calcext:value-type="float">
            <text:p>4.91803278688525</text:p>
          </table:table-cell>
          <table:table-cell table:style-name="ce1" table:formula="of:=SUM([.$E$7:.$E$8])" office:value-type="float" office:value="7.26408450704225" calcext:value-type="float">
            <text:p>7.26408450704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</text:p>
          </table:table-cell>
          <table:table-cell table:formula="of:=MIN([.C12];[.E12])" office:value-type="float" office:value="4.91803278688525" calcext:value-type="float">
            <text:p>4.91803278688525</text:p>
          </table:table-cell>
          <table:table-cell table:formula="of:=[.$C$12]-[.$B$13]" office:value-type="float" office:value="0.081967213114754" calcext:value-type="float">
            <text:p>0.081967213114754</text:p>
          </table:table-cell>
          <table:table-cell table:formula="of:=[.$E$4]" office:value-type="float" office:value="6.5843621399177" calcext:value-type="float">
            <text:p>6.5843621399177</text:p>
          </table:table-cell>
          <table:table-cell table:formula="of:=[.$E$12]-[.$B$13]" office:value-type="float" office:value="0" calcext:value-type="float">
            <text:p>0</text:p>
          </table:table-cell>
          <table:table-cell table:formula="of:=SUM([.$E$7:.$E$8])" office:value-type="float" office:value="7.26408450704225" calcext:value-type="float">
            <text:p>7.26408450704225</text:p>
          </table:table-cell>
          <table:table-cell/>
          <table:table-cell table:formula="of:=[.B13]" office:value-type="float" office:value="4.91803278688525" calcext:value-type="float">
            <text:p>4.91803278688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C</text:p>
          </table:table-cell>
          <table:table-cell table:formula="of:=MIN([.C13];[.F13])" office:value-type="float" office:value="0.081967213114754" calcext:value-type="float">
            <text:p>0.081967213114754</text:p>
          </table:table-cell>
          <table:table-cell table:formula="of:=[.$C$13]-[.$B$14]" office:value-type="float" office:value="0" calcext:value-type="float">
            <text:p>0</text:p>
          </table:table-cell>
          <table:table-cell table:formula="of:=[.$E$4]" office:value-type="float" office:value="6.5843621399177" calcext:value-type="float">
            <text:p>6.5843621399177</text:p>
          </table:table-cell>
          <table:table-cell table:formula="of:=[.$E$12]-[.$B$13]" office:value-type="float" office:value="0" calcext:value-type="float">
            <text:p>0</text:p>
          </table:table-cell>
          <table:table-cell table:style-name="ce2" table:formula="of:=[.$F$13]-[.$B$14]" office:value-type="float" office:value="7.1821172939275" calcext:value-type="float">
            <text:p>7.182117293927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4]" office:value-type="float" office:value="0.081967213114754" calcext:value-type="float">
            <text:p>0.081967213114754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table:formula="of:=MIN([.D14];[.E14])" office:value-type="float" office:value="0" calcext:value-type="float">
            <text:p>0</text:p>
          </table:table-cell>
          <table:table-cell table:formula="of:=[.$C$13]-[.$B$14]" office:value-type="float" office:value="0" calcext:value-type="float">
            <text:p>0</text:p>
          </table:table-cell>
          <table:table-cell table:formula="of:=[.$D$14]-[.$C$15]" office:value-type="float" office:value="6.5843621399177" calcext:value-type="float">
            <text:p>6.5843621399177</text:p>
          </table:table-cell>
          <table:table-cell table:formula="of:=[.$E$12]-[.$B$13]" office:value-type="float" office:value="0" calcext:value-type="float">
            <text:p>0</text:p>
          </table:table-cell>
          <table:table-cell table:formula="of:=[.$F$14]-[.$B$15]" office:value-type="float" office:value="7.1821172939275" calcext:value-type="float">
            <text:p>7.1821172939275</text:p>
          </table:table-cell>
          <table:table-cell/>
          <table:table-cell table:formula="of:=2*[.B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C</text:p>
          </table:table-cell>
          <table:table-cell table:formula="of:=MIN([.D15];[.F15])" office:value-type="float" office:value="6.5843621399177" calcext:value-type="float">
            <text:p>6.5843621399177</text:p>
          </table:table-cell>
          <table:table-cell table:formula="of:=[.$C$13]-[.$B$14]" office:value-type="float" office:value="0" calcext:value-type="float">
            <text:p>0</text:p>
          </table:table-cell>
          <table:table-cell table:formula="of:=[.D15]-[.B16]" office:value-type="float" office:value="0" calcext:value-type="float">
            <text:p>0</text:p>
          </table:table-cell>
          <table:table-cell table:formula="of:=[.$E$12]-[.$B$13]" office:value-type="float" office:value="0" calcext:value-type="float">
            <text:p>0</text:p>
          </table:table-cell>
          <table:table-cell table:formula="of:=[.F15]-[.B16]" office:value-type="float" office:value="0.597755154009804" calcext:value-type="float">
            <text:p>0.597755154009804</text:p>
          </table:table-cell>
          <table:table-cell/>
          <table:table-cell table:formula="of:=[.B16]" office:value-type="float" office:value="6.5843621399177" calcext:value-type="float">
            <text:p>6.5843621399177</text:p>
          </table:table-cell>
          <table:table-cell table:formula="of:=[.B16]" office:value-type="float" office:value="6.5843621399177" calcext:value-type="float">
            <text:p>6.5843621399177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meq</text:p>
          </table:table-cell>
          <table:table-cell table:formula="of:=SUM([.H13:.H16])" office:value-type="float" office:value="11.5023949268029" calcext:value-type="float">
            <text:p>11.5023949268029</text:p>
          </table:table-cell>
          <table:table-cell table:formula="of:=SUM([.I13:.I16])" office:value-type="float" office:value="6.66632935303245" calcext:value-type="float">
            <text:p>6.66632935303245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mg/L</text:p>
          </table:table-cell>
          <table:table-cell table:formula="of:=28*[.H18]" office:value-type="float" office:value="322.067057950482" calcext:value-type="float">
            <text:p>322.067057950482</text:p>
          </table:table-cell>
          <table:table-cell table:formula="of:=53 * [.I18]" office:value-type="float" office:value="353.31545571072" calcext:value-type="float">
            <text:p>353.315455710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22:55:49.695078035</meta:creation-date>
    <dc:date>2023-02-28T20:53:58.318048262</dc:date>
    <meta:editing-duration>PT21H16M57S</meta:editing-duration>
    <meta:editing-cycles>1</meta:editing-cycles>
    <meta:document-statistic meta:table-count="1" meta:cell-count="83" meta:object-count="0"/>
    <meta:generator>LibreOffice/7.4.5.1$Linux_X86_64 LibreOffice_project/40$Build-1</meta:generator>
  </office:meta>
</office:document-meta>
</file>